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6c88" officeooo:paragraph-rsid="00036c88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36c88" officeooo:paragraph-rsid="00036c88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36c88" officeooo:paragraph-rsid="00036c88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4bf33" officeooo:paragraph-rsid="0004bf3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List</text:p>
      <text:p text:style-name="P1"/>
      <text:p text:style-name="P2">Class 1 – June 4</text:p>
      <text:p text:style-name="P2">Class 2 – June 6</text:p>
      <text:p text:style-name="P2">Class 3 – June 11</text:p>
      <text:p text:style-name="P2">Class 4 – June 13</text:p>
      <text:p text:style-name="P2">Class 5 – June 18</text:p>
      <text:p text:style-name="P2">Class 6 – June 20 </text:p>
      <text:p text:style-name="P2">Class 7 – June 25</text:p>
      <text:p text:style-name="P2">Class 8 – June 27</text:p>
      <text:p text:style-name="P2">Class 9 – July 2</text:p>
      <text:p text:style-name="P2">Class 10 – July 9</text:p>
      <text:p text:style-name="P2">Class 11 – July 11</text:p>
      <text:p text:style-name="P2">Class 12 – July 16</text:p>
      <text:p text:style-name="P2">Class 13 – July 18</text:p>
      <text:p text:style-name="P2">Class 14 – July 23</text:p>
      <text:p text:style-name="P2">Class 15 – July 25</text:p>
      <text:p text:style-name="P2">Class 16 – July 30</text:p>
      <text:p text:style-name="P4">Class 17 – August 1</text:p>
      <text:p text:style-name="P4">Class 18 – August 6</text:p>
      <text:p text:style-name="P4">Class 19 – August 8</text:p>
      <text:p text:style-name="P4">Class 20 – August 13</text:p>
      <text:p text:style-name="P4">Class 21 – August 15</text:p>
      <text:p text:style-name="P4">Class 22 – August 20</text:p>
      <text:p text:style-name="P4">Class 23 – August 22</text:p>
      <text:p text:style-name="P4">Class 24 – August 27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9:06:33.929000000</meta:creation-date>
    <dc:date>2024-08-06T21:29:17.579000000</dc:date>
    <meta:editing-duration>PT11M19S</meta:editing-duration>
    <meta:editing-cycles>2</meta:editing-cycles>
    <meta:generator>EasyOffice/7.6.2.1.0$Windows_X86_64 LibreOffice_project/0bc4d647150f05f02b71ccb5539a4012b57f1faf</meta:generator>
    <meta:document-statistic meta:table-count="0" meta:image-count="0" meta:object-count="0" meta:page-count="1" meta:paragraph-count="25" meta:word-count="98" meta:character-count="443" meta:non-whitespace-character-count="345"/>
  </office:meta>
</office:document-meta>
</file>